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12.30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5.30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5.3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3cm" svg:height="2cm" svg:x="4cm" svg:y="1cm">
          <text:p text:style-name="P1"><text:span text:style-name="T1">Układ sterowa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2cm" svg:x="4cm" svg:y="4cm">
          <text:p text:style-name="P1"><text:span text:style-name="T1">Efek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2cm" svg:x="4cm" svg:y="7.5cm">
          <text:p text:style-name="P1"><text:span text:style-name="T1">Efektor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2cm" svg:x="11cm" svg:y="4cm">
          <text:p text:style-name="P1"><text:span text:style-name="T1">Recep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2cm" svg:x="11cm" svg:y="7.5cm">
          <text:p text:style-name="P1"><text:span text:style-name="T1">Czujnik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cm" svg:y1="7.5cm" svg:x2="14cm" svg:y2="6cm">
          <text:p/>
        </draw:line>
        <draw:line draw:style-name="gr3" draw:text-style-name="P3" draw:layer="layout" svg:x1="14cm" svg:y1="4cm" svg:x2="14cm" svg:y2="3cm">
          <text:p/>
        </draw:line>
        <draw:line draw:style-name="gr3" draw:text-style-name="P3" draw:layer="layout" svg:x1="7cm" svg:y1="3cm" svg:x2="7cm" svg:y2="4cm">
          <text:p/>
        </draw:line>
        <draw:line draw:style-name="gr3" draw:text-style-name="P3" draw:layer="layout" svg:x1="7cm" svg:y1="6cm" svg:x2="7cm" svg:y2="7.5cm">
          <text:p/>
        </draw:line>
        <draw:custom-shape draw:style-name="gr4" draw:text-style-name="P2" xml:id="id3" draw:id="id3" draw:layer="layout" svg:width="6cm" svg:height="2cm" svg:x="14cm" svg:y="11cm">
          <text:p text:style-name="P1"><text:span text:style-name="T1">Czujnik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6cm" svg:height="2cm" svg:x="1cm" svg:y="11cm">
          <text:p text:style-name="P1"><text:span text:style-name="T1">Efektor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2.999cm -1.499cm" svg:x1="4cm" svg:y1="11cm" svg:x2="4cm" svg:y2="2cm" draw:start-shape="id1" draw:start-glue-point="0" draw:end-shape="id2" draw:end-glue-point="3" svg:d="M4000 11000v-1000h-2017v-8000h2017" svg:viewBox="0 0 2018 9001">
          <text:p/>
        </draw:connector>
        <draw:connector draw:style-name="gr5" draw:text-style-name="P1" draw:layer="layout" draw:line-skew="1.498cm 2.999cm" svg:x1="17cm" svg:y1="2cm" svg:x2="17cm" svg:y2="11cm" draw:start-shape="id2" draw:start-glue-point="1" draw:end-shape="id3" draw:end-glue-point="0" svg:d="M17000 2000h2017v8000h-2017v1000" svg:viewBox="0 0 2018 9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27T07:30:21.332681840</dc:date>
    <meta:editing-duration>PT9M45S</meta:editing-duration>
    <meta:editing-cycles>5</meta:editing-cycles>
    <meta:generator>LibreOffice/5.2.4.2.0$Linux_X86_64 LibreOffice_project/20m0$Build-2</meta:generator>
    <meta:document-statistic meta:object-count="13"/>
  </office:meta>
</office:document-meta>
</file>